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14A96CFAA61DD1E5C1D.png" manifest:media-type="image/png"/>
  <manifest:file-entry manifest:full-path="Pictures/1000020100000578000000DE0F22A350406D8597.png" manifest:media-type="image/png"/>
  <manifest:file-entry manifest:full-path="Pictures/10000201000002F6000002FACB645F95884261D8.png" manifest:media-type="image/png"/>
  <manifest:file-entry manifest:full-path="Pictures/10000201000002B40000026A07D7F6C85E9A64A7.png" manifest:media-type="image/png"/>
  <manifest:file-entry manifest:full-path="Pictures/10000201000002D4000001B629AF3ACE1E99C258.png" manifest:media-type="image/png"/>
  <manifest:file-entry manifest:full-path="Pictures/100002010000037C00000126DA50329C1C5A18D5.png" manifest:media-type="image/png"/>
  <manifest:file-entry manifest:full-path="Pictures/100002010000035C00000102E28EB48C6DC32896.png" manifest:media-type="image/png"/>
  <manifest:file-entry manifest:full-path="Pictures/100002010000035C0000014A1CFDCCE183071A0E.png" manifest:media-type="image/png"/>
  <manifest:file-entry manifest:full-path="Pictures/10000201000002B40000019251660E7181F89204.png" manifest:media-type="image/png"/>
  <manifest:file-entry manifest:full-path="Pictures/100002010000035C000001DA75A45EEC2EE039A6.png" manifest:media-type="image/png"/>
  <manifest:file-entry manifest:full-path="Pictures/10000201000002E4000001DA8106EC1E095D85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4583" officeooo:paragraph-rsid="00084583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rsid="00084583" officeooo:paragraph-rsid="00084583"/>
    </style:style>
    <style:style style:name="P3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officeooo:rsid="00084583" officeooo:paragraph-rsid="00084583"/>
    </style:style>
    <style:style style:name="P4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officeooo:rsid="000bff30" officeooo:paragraph-rsid="000bff30"/>
    </style:style>
    <style:style style:name="P5" style:family="paragraph" style:parent-style-name="Standard">
      <style:paragraph-properties fo:break-before="page"/>
      <style:text-properties officeooo:rsid="00084583" officeooo:paragraph-rsid="00084583"/>
    </style:style>
    <style:style style:name="T1" style:family="text">
      <style:text-properties style:font-name="Liberation Serif" fo:font-size="48pt" fo:font-style="normal" fo:font-weight="normal" style:font-size-asian="48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Códigos</text:span></text:p>
      <text:p text:style-name="P2"/>
      <text:p text:style-name="P1"/>
      <text:p text:style-name="P5"><draw:frame draw:style-name="fr1" draw:name="Figura1" text:anchor-type="paragraph" svg:x="0cm" svg:y="0.016cm" svg:width="17.59cm" svg:height="5.796cm" draw:z-index="9"><draw:image xlink:href="Pictures/100002010000037C00000126DA50329C1C5A18D5.png" xlink:type="simple" xlink:show="embed" xlink:actuate="onLoad" loext:mime-type="image/png"/></draw:frame></text:p>
      <text:p text:style-name="P1"><draw:frame draw:style-name="fr1" draw:name="Figura6" text:anchor-type="paragraph" svg:x="0.023cm" svg:y="0cm" svg:width="17.59cm" svg:height="10.64cm" draw:z-index="10"><draw:image xlink:href="Pictures/10000201000002D4000001B629AF3ACE1E99C258.png" xlink:type="simple" xlink:show="embed" xlink:actuate="onLoad" loext:mime-type="image/png"/></draw:frame></text:p>
      <text:p text:style-name="P5"><draw:frame draw:style-name="fr1" draw:name="Figura2" text:anchor-type="paragraph" svg:x="0cm" svg:y="0cm" svg:width="17.59cm" svg:height="5.276cm" draw:z-index="0"><draw:image xlink:href="Pictures/100002010000035C00000102E28EB48C6DC32896.png" xlink:type="simple" xlink:show="embed" xlink:actuate="onLoad" loext:mime-type="image/png"/></draw:frame></text:p>
      <text:p text:style-name="P1"><draw:frame draw:style-name="fr1" draw:name="Figura7" text:anchor-type="paragraph" svg:x="0.023cm" svg:y="0cm" svg:width="17.59cm" svg:height="10.216cm" draw:z-index="4"><draw:image xlink:href="Pictures/10000201000002B40000019251660E7181F89204.png" xlink:type="simple" xlink:show="embed" xlink:actuate="onLoad" loext:mime-type="image/png"/></draw:frame></text:p>
      <text:p text:style-name="P5"><draw:frame draw:style-name="fr2" draw:name="Figura3" text:anchor-type="paragraph" svg:width="17.59cm" svg:height="6.749cm" draw:z-index="1"><draw:image xlink:href="Pictures/100002010000035C0000014A1CFDCCE183071A0E.png" xlink:type="simple" xlink:show="embed" xlink:actuate="onLoad" loext:mime-type="image/png"/></draw:frame></text:p>
      <text:p text:style-name="P1"><draw:frame draw:style-name="fr2" draw:name="Figura8" text:anchor-type="paragraph" svg:width="17.59cm" svg:height="11.266cm" draw:z-index="5"><draw:image xlink:href="Pictures/10000201000002E4000001DA8106EC1E095D856D.png" xlink:type="simple" xlink:show="embed" xlink:actuate="onLoad" loext:mime-type="image/png"/></draw:frame></text:p>
      <text:p text:style-name="P1"/>
      <text:p text:style-name="P5"><draw:frame draw:style-name="fr2" draw:name="Figura4" text:anchor-type="paragraph" svg:width="17.59cm" svg:height="9.694cm" draw:z-index="2"><draw:image xlink:href="Pictures/100002010000035C000001DA75A45EEC2EE039A6.png" xlink:type="simple" xlink:show="embed" xlink:actuate="onLoad" loext:mime-type="image/png"/></draw:frame></text:p>
      <text:p text:style-name="P1"><draw:frame draw:style-name="fr3" draw:name="Figura9" text:anchor-type="paragraph" svg:width="17.59cm" svg:height="15.707cm" draw:z-index="6"><draw:image xlink:href="Pictures/10000201000002B40000026A07D7F6C85E9A64A7.png" xlink:type="simple" xlink:show="embed" xlink:actuate="onLoad" loext:mime-type="image/png"/></draw:frame></text:p>
      <text:p text:style-name="P5"><draw:frame draw:style-name="fr2" draw:name="Figura10" text:anchor-type="paragraph" svg:width="17.59cm" svg:height="17.681cm" draw:z-index="7"><draw:image xlink:href="Pictures/10000201000002F6000002FACB645F95884261D8.png" xlink:type="simple" xlink:show="embed" xlink:actuate="onLoad" loext:mime-type="image/png"/></draw:frame></text:p>
      <text:p text:style-name="P5"><draw:frame draw:style-name="fr2" draw:name="Figura5" text:anchor-type="paragraph" svg:width="17.59cm" svg:height="2.789cm" draw:z-index="3"><draw:image xlink:href="Pictures/1000020100000578000000DE0F22A350406D8597.png" xlink:type="simple" xlink:show="embed" xlink:actuate="onLoad" loext:mime-type="image/png"/></draw:frame></text:p>
      <text:p text:style-name="P1"><draw:frame draw:style-name="fr2" draw:name="Figura11" text:anchor-type="paragraph" svg:width="17.59cm" svg:height="4.145cm" draw:z-index="8"><draw:image xlink:href="Pictures/10000201000005780000014A96CFAA61DD1E5C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3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1:34:35.455372767</meta:creation-date>
    <meta:print-date>2019-03-10T23:04:47.707006575</meta:print-date>
    <dc:date>2019-03-10T23:06:16.593058288</dc:date>
    <meta:editing-duration>PT8M29S</meta:editing-duration>
    <meta:editing-cycles>2</meta:editing-cycles>
    <meta:generator>LibreOffice/6.2.0.3$Linux_X86_64 LibreOffice_project/20$Build-3</meta:generator>
    <meta:document-statistic meta:table-count="0" meta:image-count="11" meta:object-count="0" meta:page-count="7" meta:paragraph-count="1" meta:word-count="1" meta:character-count="7" meta:non-whitespace-character-count="7"/>
  </office:meta>
</office:document-meta>
</file>